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top="0cm" fo:margin-bottom="0.212cm" fo:text-align="start" style:justify-single-word="false"/>
    </style:style>
    <style:style style:name="P3" style:family="paragraph" style:parent-style-name="Subtitle">
      <style:paragraph-properties fo:break-before="page"/>
    </style:style>
    <style:style style:name="P4" style:family="paragraph" style:parent-style-name="Standard">
      <style:paragraph-properties fo:break-before="page"/>
      <style:text-properties style:font-name="Liberation Sans" fo:font-weight="bold" style:font-weight-asian="bold" style:font-weight-complex="bold"/>
    </style:style>
    <style:style style:name="P5" style:family="paragraph" style:parent-style-name="Standard">
      <style:text-properties style:font-name="Liberation Sans"/>
    </style:style>
    <style:style style:name="P6" style:family="paragraph" style:parent-style-name="Standard">
      <style:text-properties style:font-name="Liberation Sans" fo:font-weight="bold" style:font-weight-asian="bold" style:font-weight-complex="bold"/>
    </style:style>
    <style:style style:name="P7" style:family="paragraph" style:parent-style-name="Text_20_body">
      <style:paragraph-properties fo:margin-left="1.251cm" fo:margin-right="0cm" fo:text-indent="0cm" style:auto-text-indent="false"/>
    </style:style>
    <style:style style:name="P8" style:family="paragraph" style:parent-style-name="Text_20_body">
      <style:text-properties fo:font-style="normal" style:font-style-asian="normal" style:font-style-complex="normal"/>
    </style:style>
    <style:style style:name="P9" style:family="paragraph" style:parent-style-name="Subtitle">
      <style:paragraph-properties fo:text-align="center" style:justify-single-word="false"/>
    </style:style>
    <style:style style:name="P10" style:family="paragraph" style:parent-style-name="Heading_20_3"/>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paragraph-properties fo:margin-top="0cm" fo:margin-bottom="0.212cm" fo:text-align="start" style:justify-single-word="false"/>
    </style:style>
    <style:style style:name="P18" style:family="paragraph" style:parent-style-name="Heading_20_2"/>
    <style:style style:name="P19" style:family="paragraph" style:parent-style-name="Heading_20_2">
      <style:paragraph-properties fo:margin-top="0.423cm" fo:margin-bottom="0.212cm" fo:keep-with-next="always"/>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6.499cm" style:type="right" style:leader-style="dotted" style:leader-text="."/>
        </style:tab-stops>
      </style:paragraph-properties>
    </style:style>
    <style:style style:name="P22"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style:style style:name="T4" style:family="text">
      <style:text-properties style:font-name="Liberation Sans" style:font-name-asian="DejaVu LGC Sans" style:font-name-complex="DejaVu LGC Sans"/>
    </style:style>
    <style:style style:name="T5" style:family="text">
      <style:text-properties style:font-name="Liberation Sans1" style:font-name-asian="Liberation Sans1" style:font-name-complex="Liberation Sans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9">Version 0.3</text:p>
      <text:p text:style-name="Subtitle">3<text:span text:style-name="T3">rd</text:span> June 2009</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0">Introduction to Byteman<text:tab/>4</text:p>
          <text:p text:style-name="P21">Event Condition Action Rules<text:tab/>4</text:p>
          <text:p text:style-name="P21">Rule Bindings<text:tab/>5</text:p>
          <text:p text:style-name="P21">Built-in Conditions and Actions<text:tab/>5</text:p>
          <text:p text:style-name="P21">Extending or Replacing the Byteman Language Built-ins<text:tab/>6</text:p>
          <text:p text:style-name="P21">Agent Transformation<text:tab/>6</text:p>
          <text:p text:style-name="P21">ECA Rule Engine<text:tab/>7</text:p>
          <text:p text:style-name="P20">The Byteman Rule Language<text:tab/>9</text:p>
          <text:p text:style-name="P21">Rule Events<text:tab/>9</text:p>
          <text:p text:style-name="P21">Location Specifiers<text:tab/>10</text:p>
          <text:p text:style-name="P21">Rule Bindings<text:tab/>12</text:p>
          <text:p text:style-name="P21">Rule Expressions<text:tab/>13</text:p>
          <text:p text:style-name="P21">Rule Conditions<text:tab/>13</text:p>
          <text:p text:style-name="P21">Rule Actions<text:tab/>14</text:p>
          <text:p text:style-name="P21">Built-In Calls<text:tab/>15</text:p>
          <text:p text:style-name="P21">User-Defined Rule Helpers<text:tab/>16</text:p>
          <text:p text:style-name="P20">Byteman Rule Language Standard Built-Ins<text:tab/>18</text:p>
          <text:p text:style-name="P21">Thread Coordination Operations<text:tab/>18</text:p>
          <text:p text:style-name="P22">Waiters<text:tab/>18</text:p>
          <text:p text:style-name="P21">Rendezvous<text:tab/>19</text:p>
          <text:p text:style-name="P22">Aborting Execution<text:tab/>20</text:p>
          <text:p text:style-name="P21">Rule State Management Operations<text:tab/>20</text:p>
          <text:p text:style-name="P22">CountDowns<text:tab/>20</text:p>
          <text:p text:style-name="P21">Flags<text:tab/>21</text:p>
          <text:p text:style-name="P21">Counters<text:tab/>21</text:p>
          <text:p text:style-name="P21">Trace and Debug Operations<text:tab/>22</text:p>
          <text:p text:style-name="P22">Debugging<text:tab/>22</text:p>
          <text:p text:style-name="P22">Tracing<text:tab/>22</text:p>
          <text:p text:style-name="P20">Using Byteman<text:tab/>24</text:p>
          <text:p text:style-name="P21">Obtaining the sources<text:tab/>24</text:p>
          <text:p text:style-name="P21">Building Byteman<text:tab/>24</text:p>
          <text:p text:style-name="P21">Using Byteman<text:tab/>24</text:p>
        </text:index-body>
      </text:table-of-content>
      <text:p text:style-name="Subtitle"/>
      <text:p text:style-name="P4">Legal Notices</text:p>
      <text:p text:style-name="P5">The information contained in this documentation is subject to change without notice.</text:p>
      <text:p text:style-name="P5">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6">Copyright</text:p>
      <text:p text:style-name="P5">JBoss, Home of Professional Open Source. Copyright 2008, Red Hat Middleware LLC, and individual contributors by the @authors tag. See the copyright.txt in the distribution for a full listing of individual contributors.</text:p>
      <text:p text:style-name="P5">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5">See the GNU General Public License for more details.</text:p>
      <text:p text:style-name="P5">You should have received a copy of the GNU Lesser General Public License along with this software; if not, write to the Free Software Foundation, Inc., 51 Franklin St, Fifth Floor, Boston, MA 02110-1301 USA, or see the FSF site: http://www.fsf.org. </text:p>
      <text:p text:style-name="P6">Restricted Rights Legend</text:p>
      <text:p text:style-name="P5">Use, duplication, or disclosure is subject to restrictions as set forth in contract subdivision (c)(1)(ii) of the Rights in Technical Data and Computer Software clause 52.227-FAR14.</text:p>
      <text:list xml:id="list46222209" text:style-name="Outline">
        <text:list-header>
          <text:h text:style-name="Heading_20_1" text:outline-level="1" text:is-list-header="true" text:restart-numbering="true" text:start-value="-1">Introduction to Byteman</text:h>
        </text:list-header>
      </text:list>
      <text:p text:style-name="Text_20_body">Byteman is a scripting tool designed primarily to support automation of tests for multi-threaded and multi-JVM Java applications via fault injection. It uses bytecode transformation to modify the runtime execution of the application without having to modify the source code. The possible modifications are essentially unlimited but the tool provides explicit support for test automation in three main areas:</text:p>
      <text:list xml:id="list281679239" text:style-name="L1">
        <text:list-item>
          <text:p text:style-name="P11">orchestrating the timing of activities performed by independent application threads</text:p>
        </text:list-item>
        <text:list-item>
          <text:p text:style-name="P11">tracing application execution</text:p>
        </text:list-item>
        <text:list-item>
          <text:p text:style-name="P11">subverting normal method execution</text:p>
        </text:list-item>
      </text:list>
      <text:p text:style-name="Text_20_body">Byteman is actually more general than this description appears to suggest. The functionality in the Byteman script language which is specific to test automation and thread management is supplied via a simple POJO plug-in. It is trivial to modify the script language to support language operations which are specific to other application domains. Indeed this can be done on a piecemeal basis for individual components of Byteman scripts. The core engine which underlies Byteman is a general purpose code injection program based around Event Condition Action rules.</text:p>
      <text:list xml:id="list1173009761" text:continue-list="list46222209" text:style-name="Outline">
        <text:list-item>
          <text:list>
            <text:list-header>
              <text:h text:style-name="Heading_20_2" text:outline-level="2" text:is-list-header="true">Event Condition Action Rules</text:h>
            </text:list-header>
          </text:list>
        </text:list-item>
      </text:list>
      <text:p text:style-name="Text_20_body">Byteman primarily operates by introducing side-effects at specified points during execution according to a byteman script. A script comprises a sequence of Event Condition Action (ECA) <text:s/>rules language which define how the application behaviour should be transformed at runtime. The three components of these rules, event, condition and action, are used, respectively, to define:</text:p>
      <text:list xml:id="list652145521" text:style-name="L2">
        <text:list-item>
          <text:p text:style-name="P12"><text:span text:style-name="T1">where</text:span> during application execution a side-effect should occur</text:p>
        </text:list-item>
        <text:list-item>
          <text:p text:style-name="P12"><text:span text:style-name="T1">whether</text:span> the side-effect should happen or not</text:p>
        </text:list-item>
        <text:list-item>
          <text:p text:style-name="P12"><text:span text:style-name="T1">what</text:span> the side effect should be</text:p>
        </text:list-item>
      </text:list>
      <text:p text:style-name="Text_20_body">For example, in the following example rule the event specifies a trigger point in method <text:span text:style-name="Code_20_Text">get()</text:span> of class <text:span text:style-name="Code_20_Text">BoundedBuffer</text:span>. The precise location of the trigger point is just before method <text:span text:style-name="Code_20_Text">get()</text:span> makes a call to method <text:span text:style-name="Code_20_Text">Object.wait()</text:span> <text:span text:style-name="T5">─</text:span> the example assumes that get() suspends its caller by calling this method if the buffer is empty.</text:p>
      <text:p text:style-name="Code">RULE throw on Nth empty get<text:line-break/>CLASS org.my.BoundedBuffer<text:line-break/>METHOD get()<text:line-break/>AT INVOKE Object.wait()<text:line-break/>BIND buffer = $0<text:line-break/>IF countDown(buffer)<text:line-break/>DO throw org.my.ClosedException(buffer)<text:line-break/>ENDRULE</text:p>
      <text:p text:style-name="Text_20_body">The event also establishes a binding for variable <text:span text:style-name="Code_20_Text">buffer</text:span> assigning it with the value $0 which refers to the recipient (<text:span text:style-name="Code_20_Text">this</text:span>) argument of the <text:span text:style-name="Code_20_Text">get()</text:span> call which triggered the rule. The condition invokes the standard Byteman built-in <text:span text:style-name="Code_20_Text">countdown(Object)</text:span> which decrements a CountDown associated with the buffer <text:span text:style-name="T5">─</text:span> the example assumes some other rule has called <text:span text:style-name="Code_20_Text">add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ext:soft-page-break/>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from the call to <text:span text:style-name="Code_20_Text">get()</text:span>.</text:p>
      <text:p text:style-name="Text_20_body">In order to use Byteman to test a Java application the JVM must be started with extra command line arguments. These arguments point the JVM at the Byteman scripting engine and identify a set of Byteman rule files specifying the side-effects to be introduced into the application under test. The engine applies the rules to any code which contains a location matching <text:s/>a rule trigger point. Rules may be supplied in a single script or as a set of scripts, the latter allowing reuse of rules across related tests.</text:p>
      <text:list xml:id="list2053180708" text:continue-list="list1173009761" text:style-name="Outline">
        <text:list-item>
          <text:list>
            <text:list-header>
              <text:h text:style-name="Heading_20_2" text:outline-level="2" text:is-list-header="true">Rule Bindings</text:h>
            </text:list-header>
          </text:list>
        </text:list-item>
      </text:list>
      <text:p text:style-name="Text_20_body">Rule conditions and actions may be parameterised by <text:span text:style-name="T1">bindings</text:span>, contextual data obtained from the code location targeted by the rule. This allows actions associated with one rule to be correlated with actions performed by other rules. It also means that actions can be specific to the particular case in hand.</text:p>
      <text:p text:style-name="Text_20_body">For example, a rule might be attached to a database insertion method whose first parameter was the primary key of the record being created. The rule action could refer to this parameter (it would use the parameter reference <text:span text:style-name="Code_20_Text">$1</text:span>) supplying it as the argument to an addCountDown call. Another rule attached to a database read method could employ a condition which passed this parameter to built-in countDown, decrementing any counter associated with this key. Its action might throw a read exception. With this example a separate countdown would be added for each newly inserted record. An exception would be thrown for each inserted record at the Nth read. However, an exception would not be thrown for reads on existing records since built-in countDown returns false if no countdown exists with the supplied key.</text:p>
      <text:list xml:id="list2011132734"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occur in a desired order, enabling test code to reliably exercise parallel execution paths which do not normally occur with synthetic workloads.</text:p>
      <text:p text:style-name="Text_20_body">Tracing actions are provided so that test deploymen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 A <text:span text:style-name="T1">return</text:span> action forces an early return from the code location targeted by the rule. If the method is non-void then the return action supplies a value to use as the method result. A <text:span text:style-name="T1">throw</text:span> action enables runtime exceptions (i.e. instances of <text:span text:style-name="Code_20_Text">RuntimeException</text:span> or its subclasses) to be thrown from any target location, effectively either aborting a thread or, at least, where a catch-all handler is employed, the portion of the thread's call tree between the rule location and the catch block. Other exceptions may be thrown so long as the <text:soft-page-break/>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invoking public Java methods in rule events, conditions or actions. The obvious target for such methods is objects supplied from the triggering method using bindings. However, it is also possible to access static data and invoke static methods of any class accessible from the classloader of the triggering method. So, it is quite feasible to use Byteman rules to apply arbitrary modifications to the original program.</text:p>
      <text:list xml:id="list1065822412"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However, it is possible to specify an alternative helper class for each individual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913698744"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1041295545" text:style-name="L3">
        <text:list-item>
          <text:p text:style-name="P13">the <text:span text:style-name="T1">trigger method</text:span>, i.e. the method which contains the trigger point</text:p>
        </text:list-item>
        <text:list-item>
          <text:p text:style-name="P13">the rule which has been matched</text:p>
        </text:list-item>
        <text:list-item>
          <text:p text:style-name="P13">the arguments to the trigger method</text:p>
        </text:list-item>
      </text:list>
      <text:p text:style-name="Text_20_body">If several rules match the same trigger point then there will be a sequence of trigger calls, one for each matching rule, and rules will be triggered in the order they appear in their script(s).</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ext:soft-page-break/>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2">fire</text:span> the rule and to be employed as a target or parameter for rule actions. Note that the agent will eventually be updated to pass local variables which are in scope at the trigger point as arguments to the trigger call, making them available as default bindings.</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1443010801" text:continue-list="list913698744" text:style-name="Outline">
        <text:list-item>
          <text:list>
            <text:list-header>
              <text:h text:style-name="P19" text:outline-level="2" text:is-list-header="true">ECA <text:span text:style-name="T4">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cannot be type checked and compiled until the class and method bytecode they refer to has been loaded. This is because type checking requires identifying properties of the trigger class and, potentially, of classes it mentions using reflection.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bytecode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text:soft-page-break/>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2">helper adapter</text:span><text:span text:style-name="T1"> </text:span><text:span text:style-name="T2">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1322055740"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1415744097" text:continue-numbering="true" text:style-name="Outline">
        <text:list-item>
          <text:list>
            <text:list-header>
              <text:h text:style-name="P19"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text:p>
      <text:list xml:id="list535056084" text:continue-numbering="true" text:style-name="Outline">
        <text:list-item>
          <text:list>
            <text:list-header>
              <text:h text:style-name="Heading_20_2" text:outline-level="2" text:is-list-header="true">Location Specifiers</text:h>
            </text:list-header>
          </text:list>
        </text:list-item>
      </text:list>
      <text:p text:style-name="Text_20_body">It is easy and convenient to use line numbers to specify locations in code which is not subject to change. However, this is less useful for automated testing because modifications to the code base can shift the line numbers of unmodified lines invalidating test scripts. Luckily there are several other ways of specifying where a trigger point should be inserted into a target method which relate to the structure of the code. For example,</text:p>
      <text:p text:style-name="Code">#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cts,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text:soft-page-break/>belonging to an instance of class <text:span text:style-name="Code_20_Text">CoordinatorEngine</text:span>.</text:p>
      <text:p text:style-name="Text_20_body">The full set of location specifiers is as follows</text:p>
      <text:p text:style-name="Code"><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text:span><text:line-break/>AFTER READ <text:span text:style-name="T1">[ type </text:span>.<text:span text:style-name="T1">]</text:span> <text:span text:style-name="T1">field</text:span> <text:span text:style-name="T1">[count]<text:line-break/>AT WRITE [ type .] field [count]<text:line-break/>AFTER WRITE [ type .] field [count]<text:line-break/>AT INVOKE [ type .] method [ </text:span><text:span text:style-name="T2">(</text:span><text:span text:style-name="T1"> argtypes </text:span><text:span text:style-name="T2">)</text:span><text:span text:style-name="T1"> ] [count]<text:line-break/>AFTER INVOKE [ type .] method [ </text:span><text:span text:style-name="T2">(</text:span><text:span text:style-name="T1"> argtypes </text:span><text:span text:style-name="T2">)</text:span><text:span text:style-name="T1"> ][count]<text:line-break/>AT SYNCHRONIZE [count]</text:span><text:bookmark-start text:name="DDE_LINK11"/><text:span text:style-name="T1"><text:line-break/>AFTER SYNCHRONIZE [count]</text:span><text:bookmark-end text:name="DDE_LINK11"/><text:span text:style-name="T1"><text:line-break/>AT THROW [typename] [count]</text:span></text:p>
      <text:p text:style-name="P8">If a location specifier is provided it must immediately follow the <text:span text:style-name="Code_20_Text">METHOD</text:span> specifier. If no location specifier is provided it defaults to <text:span text:style-name="Code_20_Text">AT ENTRY</text:span>.</text:p>
      <text:p text:style-name="P8">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8">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8">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currently print an error in such cases because this may merely indicate that the rule does not apply to this particular class or method – perhaps this behaviour needs revising?).</text:p>
      <text:p text:style-name="P8">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text:p>
      <text:p text:style-name="P8">An <text:span text:style-name="Code_20_Text">AFTER READ</text:span> specification is identical to an AT READ specification except that it locates the trigger point after the <text:span text:style-name="Code_20_Text">getField</text:span> bytecode.</text:p>
      <text:p text:style-name="P8"><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2">READ</text:span></text:span> and <text:span text:style-name="Code_20_Text"><text:span text:style-name="T2">WRITE</text:span></text:span> specifiers except that they identify invocations of methods or constructors within the trigger method as the <text:soft-page-break/>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8"><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8">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n.b. the exception typename will be ignored in the current release.</text:p>
      <text:p text:style-name="P8">n.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1491633035"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text:p>
      <text:list xml:id="list988020826" text:continue-numbering="true" text:style-name="Outline">
        <text:list-item>
          <text:list>
            <text:list-header>
              <text:h text:style-name="Heading_20_2" text:outline-level="2" text:is-list-header="true"><text:soft-page-break/>Rule Expressions</text:h>
            </text:list-header>
          </text:list>
        </text:list-item>
      </text:list>
      <text:p text:style-name="Text_20_body">Expressions which occur on the right hand side of the <text:span text:style-name="Code_20_Text">=</text:span> operator in event bindings can be simple expressions i.e.</text:p>
      <text:list xml:id="list2131139766" text:style-name="L4">
        <text:list-item>
          <text:p text:style-name="P14">references to previously bound variables</text:p>
        </text:list-item>
        <text:list-item>
          <text:p text:style-name="P14">static data references</text:p>
        </text:list-item>
        <text:list-item>
          <text:p text:style-name="P14">primitive literals</text:p>
        </text:list-item>
        <text:list-item>
          <text:p text:style-name="P14">field accesses</text:p>
        </text:list-item>
        <text:list-item>
          <text:p text:style-name="P14">method invocations</text:p>
        </text:list-item>
        <text:list-item>
          <text:p text:style-name="P14">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340758730" text:style-name="L5">
        <text:list-item>
          <text:p text:style-name="P15">The assignment operator is not available for use in expressions. It can only be employed at the top level in binding specifications.</text:p>
        </text:list-item>
        <text:list-item>
          <text:p text:style-name="P15">Use of the new operator is not currently allowed in expressions.</text:p>
        </text:list-item>
        <text:list-item>
          <text:p text:style-name="P15">throw and return operations are only allowed as the last action in a sequence of rule actions (see below).</text:p>
        </text:list-item>
      </text:list>
      <text:list xml:id="list1769850582" text:style-name="L6">
        <text:list-item>
          <text:p text:style-name="P16">Expressions should obey the normal rules regarding associativity and precedence.</text:p>
        </text:list-item>
        <text:list-item>
          <text:p text:style-name="P16">It should eventually be possible to allow expressions to make references to local variables which are in scope at the trigger point as well as to method arguments. So, for example, if the synchronization block of method commit was preceded by a declaration for an <text:span text:style-name="Code_20_Text">int</text:span> variable with name <text:span text:style-name="Code_20_Text">idx</text:span> then the example rule should be able to include references to this variable in expressions by employing a local variable reference of the form <text:span text:style-name="Code_20_Text">$idx</text:span>. This reference would evaluate to the value of the local variable when the trigger point was reached.</text:p>
        </text:list-item>
      </text:list>
      <text:list xml:id="list543344075" text:continue-list="list988020826"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text:soft-page-break/># condition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0,<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0,<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1658743948"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expression or a comma-separated sequence of rule expressions, possibly ending with a return or throw expression. Rule expressions occurring in an action list may have arbitrary type, including void type.</text:p>
      <text:p text:style-name="Text_20_body">A return expressions is the <text:span text:style-name="Code_20_Text">return</text:span> keyword possibly followed by a rule expression which is used to compute a return value. A return express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text:soft-page-break/>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3"/>return false<text:line-break/>ENDRULE</text:span></text:p>
      <text:p text:style-name="Text_20_body">A throw expression is the <text:span text:style-name="Code_20_Text">throw</text:span> keyword followed by an exception constructor <text:bookmark-start text:name="DDE_LINK"/>expression<text:bookmark-end text:name="DDE_LINK"/>. An exception constructor expression is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text:p>
      <text:p text:style-name="Text_20_body">A throw expression causes an exception of the type named in the exception constructor to be created and thrown from the triggering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WrongStateException()<text:line-break/>ENDRULE</text:p>
      <text:p text:style-name="Text_20_body">An empty action list may be specified using the keyword <text:span text:style-name="Code_20_Text">NOTHING</text:span>. </text:p>
      <text:list xml:id="list51852633"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text:soft-page-break/>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1017697607"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Injector</text:span> is used as the helper class. Its boolean instance method <text:span text:style-name="Code_20_Text">injec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Injector<text:line-break/>AT EXIT<text:line-break/>BIND NOTHING<text:line-break/>IF injectWrongState($0)<text:line-break/>DO thro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text:soft-page-break/># helper example 2<text:line-break/>RULE help yourself but rely on others<text:line-break/>CLASS com.arjuna.wst11.messaging.engines.CoordinatorEngine<text:line-break/>METHOD commit<text:line-break/>HELPER HelperSub<text:line-break/>AT ENTRY<text:line-break/>BIND NOTHING<text:line-break/>IF NOT flagged($0)<text:line-break/>DO debug(“throwing wrong state”),<text:line-break/> <text:s text:c="2"/>flag($0)<text:line-break/> <text:s text:c="2"/>thro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list xml:id="list1768532637" text:continue-numbering="true"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h text:style-name="P18" text:outline-level="2" text:is-list-header="true">Thread Coordination Operations</text:h>
      <text:h text:style-name="P10" text:outline-level="3" text:is-list-header="true">Waiters</text:h>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457772460" text:continue-numbering="true" text:style-name="Outline">
        <text:list-item>
          <text:list>
            <text:list-header>
              <text:h text:style-name="Heading_20_2" text:outline-level="2" text:is-list-header="true">Rendezvous</text:h>
            </text:list-header>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2">)</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pan text:style-name="Code_20_Text">identifier</text:span> or <text:span text:style-name="Code_20_Text">0</text:span> if no threads are currently waiting. If there is no rendezvous identified <text:soft-page-break/>by <text:span text:style-name="Code_20_Text">identifier</text:span> or it exists but has a different expected count then <text:span text:style-name="Code_20_Text">getRendezvous</text:span> will return <text:span text:style-name="Code_20_Text">-1</text:span>.</text:p>
      <text:h text:style-name="P10" text:outline-level="3" text:is-list-header="true">Aborting Execution</text:h>
      <text:p text:style-name="Text_20_body">The rule engine provides two built-ins for use in rule actions which allow execution of the triggering method to be aborted. The API defined by the helper class is</text:p>
      <text:p text:style-name="Code">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h text:style-name="P18" text:outline-level="2" text:is-list-header="true">Rule State Management Operations</text:h>
      <text:h text:style-name="P10" text:outline-level="3" text:is-list-header="true">CountDowns</text:h>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add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add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add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add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add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oft-page-break/><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winner.</text:p>
      <text:list xml:id="list773547504" text:continue-numbering="true" text:style-name="Outline">
        <text:list-item>
          <text:list>
            <text:list-header>
              <text:h text:style-name="Heading_20_2" text:outline-level="2" text:is-list-header="true"><text:bookmark-end text:name="DDE_LINK15"/>Flags</text:h>
            </text:list-header>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1474228157" text:continue-numbering="true" text:style-name="Outline">
        <text:list-item>
          <text:list>
            <text:list-header>
              <text:h text:style-name="Heading_20_2" text:outline-level="2" text:is-list-header="true">Counters</text:h>
            </text:list-header>
          </text:list>
        </text:list-item>
      </text:list>
      <text:p text:style-name="Text_20_body">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boolean readCounter(Object o)<text:line-break/>public boolean incrementCounter(Object o)<text:line-break/>public boolean decrementCounter(Object 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identifier</text:span>. If argument <text:span text:style-name="Code_20_Text">count</text:span> is not supplied then the value of the new Counter defaults to 0. <text:span text:style-name="Code_20_Text">createCounter</text:span> returns <text:span text:style-name="Code_20_Text">true</text:span> if a new Counter was created and <text:span text:style-name="Code_20_Text">false</text:span> if a Counter <text:s/><text:soft-page-break/>associated with <text:span text:style-name="Code_20_Text">identifier</text:span> already exists.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identifier</text:span>. It returns <text:span text:style-name="Code_20_Text">true</text:span> if the Counter was deleted and <text:span text:style-name="Code_20_Text">false</text:span> if no Counter was <text:s/>associated with <text:span text:style-name="Code_20_Text">identifier</text:span>. Note 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identifier</text:span>. If no such Counter exists it will create one with value 0 before incrementing it. It returns the new value of the Counter.</text:p>
      <text:p text:style-name="Text_20_body"><text:span text:style-name="Code_20_Text">decrementCounter</text:span> can be called to decrement the Counter associated with <text:span text:style-name="Code_20_Text">identifier</text:span>. If no such Counter exists it will create one with value 0 before decrementing it. It returns the new value of the Counter.</text:p>
      <text:p text:style-name="Text_20_body"><text:span text:style-name="Code_20_Text">readCounter</text:span> can be called to read the value of the Counter associated with <text:span text:style-name="Code_20_Text">identifier</text:span>. If no such Counter exists it will create one with value 0.</text:p>
      <text:h text:style-name="P18" text:outline-level="2" text:is-list-header="true">Trace and Debug Operations</text:h>
      <text:h text:style-name="P10" text:outline-level="3" text:is-list-header="true">Debugging</text:h>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7"><text:span text:style-name="Code_20_Text">org.jboss.byteman.debug</text:span></text:p>
      <text:h text:style-name="P10" text:outline-level="3" text:is-list-header="true">Tracing</text:h>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text:soft-page-break/>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text:p>
      <text:list xml:id="list204825341" text:continue-numbering="true" text:style-name="Outline">
        <text:list-header>
          <text:h text:style-name="Heading_20_1" text:outline-level="1" text:is-list-header="true">Using Byteman</text:h>
          <text:list text:continue-numbering="true">
            <text:list-header>
              <text:h text:style-name="Heading_20_2" text:outline-level="2" text:is-list-header="true">Obtaining the sources</text:h>
            </text:list-header>
          </text:list>
        </text:list-header>
      </text:list>
      <text:p text:style-name="P1">Byteman sources are available from the JBossTS SVN repository located under directory workspace/adinn/orchestration (they will soon move to their own repository). The source tree includes an ext directory containing the external javacup, JFlex and ObjectWeb asm jars needed by the agent and rule code.</text:p>
      <text:p text:style-name="P1">The sources include some sample rule scripts located in directory dd/scripts.</text:p>
      <text:list xml:id="list1440276246" text:continue-numbering="true" text:style-name="Outline">
        <text:list-item>
          <text:list>
            <text:list-header>
              <text:h text:style-name="Heading_20_2" text:outline-level="2" text:is-list-header="true">Building Byteman</text:h>
            </text:list-header>
          </text:list>
        </text:list-item>
      </text:list>
      <text:p text:style-name="P1">Byteman builds to produce a single jar in build/lib/byteman.jar.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The top level directory contains a file build.xml with default target 'jar' which builds the byteman jar. Other useful targets include 'parser' which rebuilds the javacup/JFlex parser from the grammar rules in dd/grammar and 'TestScript', which compiles and runs program TestScript.java. The latter is an offline type checker which parses and then type checks the rules defined in file handler.txt in the top level directory. Note that the latter target requires any classes mentioned in the rules to be in the class path of the TestScript program so it may be necessary to edit the rules in build.xml to get this to work.</text:p>
      <text:list xml:id="list1069002174" text:continue-numbering="true" text:style-name="Outline">
        <text:list-item>
          <text:list>
            <text:list-header>
              <text:h text:style-name="Heading_20_2" text:outline-level="2" text:is-list-header="true">Using Byteman</text:h>
            </text:list-header>
          </text:list>
        </text:list-item>
      </text:list>
      <text:p text:style-name="P1">Using Byteman is refreshingly simple in that it only requires pointing the JVM at the agent code in the jar and at the script files containing the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2">(=script:</text:span></text:span><text:span text:style-name="Code_20_Text"><text:span text:style-name="T1">agentscript</text:span></text:span><text:span text:style-name="Code_20_Text"><text:span text:style-name="T2">)+</text:span></text:span></text:p>
      <text:p text:style-name="P1">This is a standard option for JDK 1.5 and upwards.</text:p>
      <text:p text:style-name="P1"><text:span text:style-name="Code_20_Text"><text:span text:style-name="T1">agentlib</text:span></text:span> is a path to the byteman jar. The build process inserts a metadata file in the jar which allows the JVM to identify the agent program entry point so eberthing else si shrink-wrapped.</text:p>
      <text:p text:style-name="P1"><text:span text:style-name="Code_20_Text"><text:span text:style-name="T1">agentscript</text:span></text:span> is a path to a rule script to be used during the JVM run. Multiple scripts may be provided (the brackets and + sign are regexp syntax and do not actually appear in the command flag). The name of each script file is separated from the agentlib file or preceding script file names by an <text:span text:style-name="Code_20_Text">=script:</text:span>separator string. For example, setting</text:p>
      <text:p text:style-name="Code"><text:span text:style-name="Code_20_Text">export JAVA_OPTS="-javaagent:${HOME}/jboss/workspace/adinn/<text:line-break/>orchestration/build/lib/byteman.jar=script:${HOME}/j<text:line-break/>boss/workspace/adinn/orchestration/dd/scripts/HeuristicSave<text:line-break/>AndRecover.txt"</text:span></text:p>
      <text:p text:style-name="Text_20_body">will cause the JVM (and indeed JBoss AS) to pick up the jar file from the build directory and use the script provided in the dd directory.</text:p>
      <text:p text:style-name="Text_20_body">If <text:s/>system property</text:p>
      <text:p text:style-name="P7"><text:span text:style-name="Code_20_Text">org.jboss.byteman.compileToBytecode</text:span></text:p>
      <text:p text:style-name="P1"><text:soft-page-break/><text:s/>is set (with <text:span text:style-name="T1">any</text:span> value) then the rule execution engine will compile rules to bytecode before executing them. If this property is unset it will execute rules by interpreting the rule parse tree.</text:p>
      <text:p text:style-name="Text_20_body">The transformations performed by the agent can be observed by setting several environment variables which cause the transformed bytecode to be dumped to disk.</text:p>
      <text:p text:style-name="Text_20_body">If <text:s/>system property</text:p>
      <text:p text:style-name="P7"><text:span text:style-name="Code_20_Text">org.jboss.byteman.dump.generated.classes</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7"><text:span text:style-name="Code_20_Text">org.jboss.byteman.dump.generated.classes.directory</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7"><text:span text:style-name="Code_20_Text">org.jboss.byteman.verbose</text:span></text:p>
      <text:p text:style-name="P1">is set then the rule execution engine will display a variety of trace messages as it <text:s/>parses, typechecks, compiles and executes rules.</text:p>
      <text:p text:style-name="P1">Note that the debug built-in is sensitive to this system property as well as to its own configuration switch</text:p>
      <text:p text:style-name="P7"><text:span text:style-name="Code_20_Text">org.jboss.byteman.debug</text:span></text:p>
      <text:p text:style-name="P1">If either of these properties is set then debug calls will print to <text:span text:style-name="Code_20_Text">System.ou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1" style:display-name="Heading 1" style:family="paragraph" style:parent-style-name="Heading" style:next-style-name="Text_20_body" style:list-style-name="Outline" style:class="text" style:master-page-name="" style:default-outline-level="1">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list-style-name="Outline" style:class="text" style:master-page-name="" style:default-outline-level="2">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1.295cm" fo:margin-right="0cm" fo:keep-together="always" fo:text-indent="0cm" style:auto-text-indent="false" style:page-number="auto" fo:background-color="transparent" style:shadow="none">
        <style:tab-stops/>
        <style:background-image/>
      </style:paragraph-properties>
      <style:text-properties style:font-name="Courier New"/>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Liberation Sans1"/>
    </style:style>
    <style:style style:name="arj-legal" style:family="paragraph" style:parent-style-name="Standard">
      <style:paragraph-properties fo:margin-left="0cm" fo:margin-right="0cm" fo:text-align="start" style:justify-single-word="false"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list-style-name="Outline"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Courier New"/>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text:outline-style style:name="Outline">
      <text:outline-level-style text:level="1" text:style-name="Numbering_20_Symbols" style:num-prefix=" " style:num-suffix="." style:num-format="1">
        <style:list-level-properties text:min-label-distance="0.381cm"/>
      </text:outline-level-style>
      <text:outline-level-style text:level="2" text:style-name="Numbering_20_Symbols" style:num-prefix=" " style:num-suffix="." style:num-format="1" text:display-levels="2">
        <style:list-level-properties text:min-label-distance="0.381cm"/>
      </text:outline-level-style>
      <text:outline-level-style text:level="3" text:style-name="Numbering_20_Symbols" style:num-prefix=" " style:num-suffix=")" style:num-format="a">
        <style:list-level-properties text:min-label-distance="0.381cm"/>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Andrew Dinn</meta:initial-creator>
    <meta:creation-date>2008-09-25T16:33:44</meta:creation-date>
    <dc:creator>Andrew Dinn</dc:creator>
    <dc:date>2009-06-03T15:42:25</dc:date>
    <meta:printed-by>Andrew Dinn</meta:printed-by>
    <meta:print-date>2008-09-26T17:21:42</meta:print-date>
    <meta:editing-cycles>65</meta:editing-cycles>
    <meta:editing-duration>PT30H57M16S</meta:editing-duration>
    <meta:document-statistic meta:table-count="0" meta:image-count="0" meta:object-count="0" meta:page-count="25" meta:paragraph-count="279" meta:word-count="9162" meta:character-count="57781"/>
    <meta:user-defined meta:name="Info 1"/>
    <meta:user-defined meta:name="Info 2"/>
    <meta:user-defined meta:name="Info 3"/>
    <meta:user-defined meta:name="Info 4"/>
  </office:meta>
</office:document-meta>
</file>